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5.7cm" fo:break-before="auto" fo:break-after="auto" table:align="margins"/>
    </style:style>
    <style:style style:name="Таблица1.A" style:family="table-column">
      <style:table-column-properties style:column-width="5.179cm" style:rel-column-width="13205*"/>
    </style:style>
    <style:style style:name="Таблица1.B" style:family="table-column">
      <style:table-column-properties style:column-width="5.103cm" style:rel-column-width="13012*"/>
    </style:style>
    <style:style style:name="Таблица1.C" style:family="table-column">
      <style:table-column-properties style:column-width="7.2cm" style:rel-column-width="18360*"/>
    </style:style>
    <style:style style:name="Таблица1.D" style:family="table-column">
      <style:table-column-properties style:column-width="8.218cm" style:rel-column-width="20958*"/>
    </style:style>
    <style:style style:name="Таблица1.A1" style:family="table-cell">
      <style:table-cell-properties fo:padding="0cm" fo:border="none" style:writing-mode="page"/>
    </style:style>
    <style:style style:name="Таблица1.3" style:family="table-row">
      <style:table-row-properties style:min-row-height="9.16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18.5cm" fo:margin-right="0cm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8.5cm" fo:margin-right="0cm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02bea9" officeooo:paragraph-rsid="0002bea9" style:font-size-asian="12pt" style:font-size-complex="12pt"/>
    </style:style>
    <style:style style:name="P7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8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9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0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1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50fbb" officeooo:paragraph-rsid="00050fbb" style:font-size-asian="12pt" style:font-size-complex="12pt"/>
    </style:style>
    <style:style style:name="P12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826da" officeooo:paragraph-rsid="000826da" style:font-size-asian="12pt" style:font-weight-asian="bold" style:font-size-complex="12pt" style:font-weight-complex="bold"/>
    </style:style>
    <style:style style:name="P13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0826da" officeooo:paragraph-rsid="000826da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2bea9" style:font-size-asian="14pt" style:font-style-asian="italic" style:font-size-complex="14pt" style:font-style-complex="italic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auto" fo:break-after="auto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17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71f40" officeooo:paragraph-rsid="00071f40" style:font-size-asian="12pt" style:font-weight-asian="bold" style:font-size-complex="12pt" style:font-weight-complex="bold"/>
    </style:style>
    <style:style style:name="P18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19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0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1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22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23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2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25" style:family="paragraph" style:parent-style-name="Table_20_Contents" style:list-style-name="L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2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27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28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d72b3" officeooo:paragraph-rsid="000d72b3" style:font-size-asian="12pt" style:font-weight-asian="bold" style:font-size-complex="12pt" style:font-weight-complex="bold"/>
    </style:style>
    <style:style style:name="P2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3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31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d72b3" officeooo:paragraph-rsid="000d72b3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3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3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3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e014a" officeooo:paragraph-rsid="000e014a" style:font-size-asian="12pt" style:font-weight-asian="normal" style:font-size-complex="12pt" style:font-weight-complex="normal"/>
    </style:style>
    <style:style style:name="P36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officeooo:rsid="0005f413"/>
    </style:style>
    <style:style style:name="T5" style:family="text">
      <style:text-properties officeooo:rsid="00071f40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2bea9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2bea9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officeooo:rsid="000e014a"/>
    </style:style>
    <style:style style:name="T12" style:family="text">
      <style:text-properties officeooo:rsid="000eb85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ТВЕРЖДАЮ</text:p>
      <text:p text:style-name="P3">Начальник отдела 071</text:p>
      <text:p text:style-name="P3">_______________ Ю.Н. Комаров</text:p>
      <text:p text:style-name="P3">«___» __________ 2021г.</text:p>
      <text:p text:style-name="P4"/>
      <text:p text:style-name="P5">Меропр<text:span text:style-name="T12">и</text:span>ятия по локализации и ликвидации последствий аварий на ОПО «Площадка хранения баллонов» отдела 071</text:p>
      <text:p text:style-name="P5"/>
      <text:p text:style-name="P5">от <text:span text:style-name="T3">20.07.2021</text:span><text:span text:style-name="T2"> № </text:span><text:span text:style-name="T3">191-17-071-09/200</text:span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412235552">
            <table:table-cell table:style-name="Таблица1.A1" office:value-type="string">
              <text:p text:style-name="P6">Наименование и место аварийной ситуации</text:p>
            </table:table-cell>
            <table:table-cell table:style-name="Таблица1.A1" office:value-type="string">
              <text:p text:style-name="P6">Опознавательные признаки аварии</text:p>
            </table:table-cell>
            <table:table-cell table:style-name="Таблица1.A1" office:value-type="string">
              <text:p text:style-name="P6">Способы и средства локализации и ликвидации аварии</text:p>
            </table:table-cell>
            <table:table-cell table:style-name="Таблица1.A1" office:value-type="string">
              <text:p text:style-name="P6">Исполнители и порядок их действий</text:p>
            </table:table-cell>
          </table:table-row>
        </table:table-header-rows>
        <table:table-row table:style-name="TableLine412236768">
          <table:table-cell table:style-name="Таблица1.A1" table:number-columns-spanned="4" office:value-type="string">
            <text:p text:style-name="P11"/>
            <text:p text:style-name="P17">Горючие газы (здание 324А): ацетилен, водород, бутан, аммиак.</text:p>
            <text:p text:style-name="P11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11">1. Нагрев баллона с <text:span text:style-name="T1">аммиаком</text:span></text:p>
          </table:table-cell>
          <table:table-cell table:style-name="Таблица1.A1" office:value-type="string">
            <text:p text:style-name="P9">- <text:span text:style-name="T4">температура нагрева поверхности баллона чувствуется касанием влажной руки , жжение через 2-3 сек.</text:span></text:p>
          </table:table-cell>
          <table:table-cell table:style-name="Таблица1.A1" office:value-type="string">
            <text:p text:style-name="P10">- <text:span text:style-name="T5">средства связи и оповещения;</text:span></text:p>
            <text:p text:style-name="P10">- <text:span text:style-name="T5">использование средств индивидуальной защиты;</text:span></text:p>
            <text:p text:style-name="P10">- <text:span text:style-name="T5">силы и средства НАСО (при необходимости);</text:span></text:p>
            <text:p text:style-name="P10">- <text:span text:style-name="T5">предупредительные знаки;</text:span></text:p>
            <text:p text:style-name="P10">- <text:span text:style-name="T5">сирена ручная типа РС-100;</text:span></text:p>
            <text:p text:style-name="P10">- <text:span text:style-name="T5">погрузочно-разгрузочные работы производит только обученный и аттестованный персонал;</text:span></text:p>
            <text:p text:style-name="P10">- <text:span text:style-name="T5">бочки с водой для охлаждения баллонов (рядом с местом проведения погрузочно-разгрузочных работ);</text:span></text:p>
            <text:p text:style-name="P10">- <text:span text:style-name="T5">ранцевый опрыскиватель;</text:span></text:p>
            <text:p text:style-name="P10">- <text:span text:style-name="T5">вёдра.</text:span></text:p>
          </table:table-cell>
          <table:table-cell table:style-name="Таблица1.A1" office:value-type="string">
            <text:p text:style-name="P12">Транспортировщики, техник по хранению.</text:p>
            <text:p text:style-name="P13">Порядок действий:</text:p>
            <text:list xml:id="list2920598287" text:style-name="L1">
              <text:list-item>
                <text:p text:style-name="P18">Использовать СИЗ.</text:p>
              </text:list-item>
              <text:list-item>
                <text:p text:style-name="P18">Немедленно удалить всех посторонних лиц с места аварийной ситуации.</text:p>
              </text:list-item>
              <text:list-item>
                <text:p text:style-name="P18">Подать звуковой сигнал тревоги с помощью ручной сирены.</text:p>
              </text:list-item>
              <text:list-item>
                <text:p text:style-name="P36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9">При необходимости принять меры по оказанию первой помощи раненым и пострадавшим <text:s/>и вызвать работников ЦМСЧ-91 ФМБА по тел. 9-92-62.</text:p>
              </text:list-item>
              <text:list-item>
                <text:p text:style-name="P20">При выход<text:span text:style-name="T12">е</text:span> у ворот, ограждающих склад баллонов, выставить предупре<text:span text:style-name="T12">дительный</text:span> знак: <text:span text:style-name="T6">W03 </text:span><text:span text:style-name="T7">«</text:span><text:span text:style-name="T8">Опасно. </text:span><text:soft-page-break/><text:span text:style-name="T8">Ядовитые вещества</text:span><text:span text:style-name="T9">» </text:span><text:span text:style-name="T8">согласно ГОСТ 12.4.026-2015.</text:span></text:p>
              </text:list-item>
              <text:list-item>
                <text:p text:style-name="P21"><text:span text:style-name="T8">Соблюдать меры пожарной безопасности. Не курить! Устранить источники открытого огня. </text:span><text:span text:style-name="T10">Нагрев баллона может вызвать взрыв!</text:span></text:p>
              </text:list-item>
              <text:list-item>
                <text:p text:style-name="P22">Охлаждать баллон с безопасного расстояния с помощью ранцевого опрыскивателя или, поливая баллон из бочки водой из ведра (при отсутствии ведра — из другой имеющейся емкости), а в зимнее время опустить баллон в сугроб со снегом.</text:p>
              </text:list-item>
            </text:list>
            <text:p text:style-name="P23"/>
            <text:p text:style-name="P28">Руководитель группы отдела 071.</text:p>
            <text:p text:style-name="P31">Порядок действий:</text:p>
            <text:list xml:id="list2170263201" text:style-name="L2">
              <text:list-item>
                <text:p text:style-name="P34"><text:span text:style-name="T8">Прибыть</text:span> <text:span text:style-name="T8">на место аварийной ситуации. Оценить обстановку.</text:span></text:p>
              </text:list-item>
              <text:list-item>
                <text:p text:style-name="P24">Использовать СИЗ.</text:p>
              </text:list-item>
              <text:list-item>
                <text:p text:style-name="P24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34"><text:span text:style-name="T8">Удалить производственный персонал из зоны аварии, </text:span><text:span text:style-name="T11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35"><text:span text:style-name="T8">Руководить ликвидацией аварии до прибытия ответственного руководителя </text:span><text:soft-page-break/><text:span text:style-name="T8">работ.</text:span></text:p>
                <text:p text:style-name="P29">ОД ООРМ.</text:p>
                <text:p text:style-name="P32">Порядок действий:</text:p>
              </text:list-item>
            </text:list>
            <text:list xml:id="list1651685130" text:style-name="L3">
              <text:list-item>
                <text:p text:style-name="P25">Оповестить аварийные службы и руководство комбината согласно списка.</text:p>
              </text:list-item>
            </text:list>
            <text:p text:style-name="P26"/>
            <text:p text:style-name="P30">Начальник отдела 071 (ответственный руководитель работ).</text:p>
            <text:p text:style-name="P33">Порядок действий:</text:p>
            <text:list xml:id="list1830604328" text:style-name="L4">
              <text:list-item>
                <text:p text:style-name="P27">Прибыть на место аварии, оценить обстановку.</text:p>
              </text:list-item>
              <text:list-item>
                <text:p text:style-name="P27">Использовать СИЗ.</text:p>
              </text:list-item>
              <text:list-item>
                <text:p text:style-name="P27">Принять на себя руководство ликвидацией аварии.</text:p>
              </text:list-item>
            </text:list>
          </table:table-cell>
        </table:table-row>
        <table:table-row table:style-name="TableLine412237224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7376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7528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7680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7832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7984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8136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8288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8440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8592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8744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8896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9048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9200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9352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9504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9656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TableLine412239808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P14"><text:soft-page-break/></text:p>
      <text:p text:style-name="P15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0.8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2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6:58:29.472000000</dc:date>
    <meta:editing-duration>PT44M25S</meta:editing-duration>
    <meta:editing-cycles>7</meta:editing-cycles>
    <meta:generator>LibreOffice/7.2.1.2$Windows_x86 LibreOffice_project/87b77fad49947c1441b67c559c339af8f3517e22</meta:generator>
    <meta:document-statistic meta:table-count="1" meta:image-count="0" meta:object-count="0" meta:page-count="4" meta:paragraph-count="48" meta:word-count="372" meta:character-count="2741" meta:non-whitespace-character-count="2432"/>
  </office:meta>
</office:document-meta>
</file>